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a040c"/>
    </style:style>
    <style:style style:name="P2" style:family="paragraph" style:parent-style-name="Standard" style:list-style-name="L1"/>
    <style:style style:name="P3" style:family="paragraph" style:parent-style-name="Prompt" style:list-style-name="L1">
      <style:text-properties officeooo:paragraph-rsid="001a040c"/>
    </style:style>
    <style:style style:name="P4" style:family="paragraph" style:parent-style-name="Prompt" style:list-style-name="L1">
      <style:text-properties fo:font-style="italic" officeooo:paragraph-rsid="001a040c" style:font-style-asian="italic" style:font-style-complex="italic"/>
    </style:style>
    <style:style style:name="P5" style:family="paragraph" style:parent-style-name="Standard" style:list-style-name="L1">
      <style:text-properties officeooo:paragraph-rsid="001bfac7"/>
    </style:style>
    <style:style style:name="P6" style:family="paragraph" style:parent-style-name="Prompt" style:list-style-name="L1"/>
    <style:style style:name="P7" style:family="paragraph" style:parent-style-name="Standard">
      <style:text-properties fo:font-weight="normal" officeooo:rsid="001bfac7" officeooo:paragraph-rsid="001bfac7" style:font-weight-asian="normal" style:font-weight-complex="normal"/>
    </style:style>
    <style:style style:name="T1" style:family="text">
      <style:text-properties officeooo:rsid="001a04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040c" style:font-weight-asian="normal" style:font-weight-complex="normal"/>
    </style:style>
    <style:style style:name="T5" style:family="text">
      <style:text-properties fo:font-style="italic" officeooo:rsid="001a040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bfac7"/>
    </style:style>
    <style:style style:name="T8" style:family="text">
      <style:text-properties officeooo:rsid="001d139b"/>
    </style:style>
    <style:style style:name="T9" style:family="text">
      <style:text-properties fo:font-weight="bold" officeooo:rsid="001bfac7" style:font-weight-asian="bold" style:font-weight-complex="bold"/>
    </style:style>
    <style:style style:name="T10" style:family="text">
      <style:text-properties fo:font-weight="normal" officeooo:rsid="001bfac7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A &amp; Archives – Partie Pratique</text:p>
      <text:p text:style-name="Text_20_body"/>
      <text:h text:style-name="P1" text:outline-level="1"><text:span text:style-name="T1">Notez vos observations après chacune des étapes</text:span></text:h>
      <text:list text:style-name="L1">
        <text:list-item>
          <text:p text:style-name="P2">Ouvrez l'application de chat fournie.</text:p>
        </text:list-item>
        <text:list-item>
          <text:p text:style-name="P2">Sélectionnez le <text:span text:style-name="T2">Modèle A</text:span><text:span text:style-name="T3"> </text:span><text:span text:style-name="T4">et e</text:span>ntrez le prompt suivant : </text:p>
          <text:p text:style-name="P3"><text:span text:style-name="T5"><text:line-break/>J</text:span><text:span text:style-name="T6">e suis archiviste et je travaille sur le fonds Georges Lemaître. <text:line-break/>Peux-tu me résumer brièvement qui il était ?</text:span></text:p>
          <text:p text:style-name="P4"/>
        </text:list-item>
        <text:list-item>
          <text:p text:style-name="P5">Une fois la réponse obtenue, <text:span text:style-name="T2">ne réinitialisez pas la conversation. </text:span>Changez simplement le modèle via le menu déroulant pour sélectionner le <text:span text:style-name="T2">Modèle B. </text:span>Posez ensuite cette question simple, sans rappeler le sujet : </text:p>
          <text:p text:style-name="P6"><text:line-break/>Quelles sont les dates extrêmes de ses principaux travaux ?</text:p>
          <text:p text:style-name="P6"/>
        </text:list-item>
        <text:list-item>
          <text:p text:style-name="P5"><text:span text:style-name="T7">Passez-maintenant au </text:span><text:span text:style-name="T2">Modèle C</text:span>, ne réinitialisez pas encore la conversation. Posez-lui maintenant la question <text:span text:style-name="T7">suivante :</text:span></text:p>
          <text:p text:style-name="P5"/>
          <text:p text:style-name="P6">Quels sont les travaux qui lui ont valu de passer à la postérité ?</text:p>
        </text:list-item>
      </text:list>
      <text:p text:style-name="Standard"/>
      <text:list text:continue-numbering="true" text:style-name="L1">
        <text:list-item>
          <text:p text:style-name="P5"><text:span text:style-name="T8">Pa</text:span>sse<text:span text:style-name="T8">z maintenant</text:span> au <text:span text:style-name="T2">Modèle D</text:span> <text:span text:style-name="T8">sans réinitialiser la session.</text:span> <text:span text:style-name="T8">P</text:span>ose<text:span text:style-name="T8">z-lui ensuite</text:span> une question qui continue <text:span text:style-name="T8">la </text:span>conversation <text:span text:style-name="T8">précédente</text:span>. <text:span text:style-name="T7">Qu’a</text:span><text:span text:style-name="T8">vez vous pu </text:span><text:span text:style-name="T7">observe</text:span><text:span text:style-name="T8">r</text:span><text:span text:style-name="T7">? </text:span><text:span text:style-name="T8">La réponse était-elle cohérente ?</text:span><text:span text:style-name="T7"><text:line-break/></text:span></text:p>
        </text:list-item>
        <text:list-item>
          <text:p text:style-name="P5">Réinitialisez la conversation (bouton rouge en haut à droite). <text:span text:style-name="T7">Recommencez toutes les étapes, mais </text:span><text:span text:style-name="T9">réinitialisez la conversation avant chaque changement de modèle.</text:span><text:span text:style-name="T10"> Que constatez-vous ?</text:span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ompt" style:family="paragraph" style:next-style-name="Standard" style:master-page-name="">
      <style:paragraph-properties style:page-number="auto">
        <style:tab-stops/>
      </style:paragraph-properties>
      <style:text-properties fo:color="#808080" loext:opacity="100%" style:font-name="Calibri" fo:font-family="Calibri" style:font-style-name="Normal" style:font-family-generic="swiss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15:25:04.023587368</meta:creation-date>
    <dc:date>2025-11-26T15:51:34.788616991</dc:date>
    <meta:editing-duration>PT14M47S</meta:editing-duration>
    <meta:editing-cycles>3</meta:editing-cycles>
    <meta:generator>LibreOffice/25.8.3.2$Linux_X86_64 LibreOffice_project/580$Build-2</meta:generator>
    <meta:document-statistic meta:table-count="0" meta:image-count="0" meta:object-count="0" meta:page-count="1" meta:paragraph-count="14" meta:word-count="184" meta:character-count="1128" meta:non-whitespace-character-count="961"/>
  </office:meta>
</office:document-meta>
</file>